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EntryPathsEnumeration.GetEntryPathsEnumeration( FelixBundle bundle , String 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GetEntryPathsEnumeration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EntryPathsEnumeration.findN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etEntryPathsEnumeration.nex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